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09</text:p>
      <text:p text:style-name="Author">Frank McPherson</text:p>
      <text:p text:style-name="Date">Wed, 01 Nov 2023 20:21:26 GMT</text:p>
      <text:h text:style-name="Heading_20_1" text:outline-level="1">September 2023</text:h>
      <text:h text:style-name="Heading_20_2" text:outline-level="2">September 28</text:h>
      <text:h text:style-name="Heading_20_3" text:outline-level="3">The Raspberry Pi5 has <text:a xlink:type="simple" xlink:href="https://www.raspberrypi.com/news/introducing-raspberry-pi-5/" office:name=""><text:span text:style-name="Definition">been announced</text:span></text:a>. I did some quick, back of napkin math and the 8 GB model with case and 25W power supply will cost $102. I would most likely also buy the M.2 HAT but there is no price announced for it and it won’t ship until 2024. The case now includes a fan and appears to be designed with space to accommodate the HATs provided by <text:a xlink:type="simple" xlink:href="https://raspberrypi.com" office:name=""><text:span text:style-name="Definition">Raspberrypi.com</text:span></text:a>. A new version of Raspberry PiOS is also being released.</text:h>
      <text:h text:style-name="Heading_20_2" text:outline-level="2">September 27</text:h>
      <text:h text:style-name="Heading_20_3" text:outline-level="3">No surprise that I am a fan of Drummer, and I am using it to write nearly all of my blog posts, both here and on my blog. I also have blogs on Wordpress that frankly have been dormant. Dave recently added <text:a xlink:type="simple" xlink:href="http://docserver.scripting.com/?verb=wordpress.connectViaOauth" office:name=""><text:span text:style-name="Definition">Wordpress verbs</text:span></text:a> to DummerScript that I am interested in trying out. Problem is that as far as I can tell there are no example scripts, clearly it’s a work in progress.</text:h>
      <text:h text:style-name="Heading_20_2" text:outline-level="2">September 25</text:h>
      <text:h text:style-name="Heading_20_3" text:outline-level="3">I upgraded the microcode and the kernel for Proxmox running on the Beelink U59 Pro and so far the VMs that have been crashing are still running ever since I started them Saturday afternoon.</text:h>
      <text:h text:style-name="Heading_20_2" text:outline-level="2">September 22</text:h>
      <text:h text:style-name="Heading_20_3" text:outline-level="3">Updating the Windows 11 Insider Preview on my Macbook. It must be a big update as it is taking a while to install.</text:h>
      <text:h text:style-name="Heading_20_2" text:outline-level="2">September 21</text:h>
      <text:h text:style-name="Heading_20_3" text:outline-level="3">With checking out the ability to add widgets on the iPad lock screen I have started fiddling with the Focus modes. I think that the Focus modes make more sense for smartphones than tablets, but then the iPad Mini 6 is a bit more like a phone. I’ve created a Work mode with one pair of lock and home screen, a Personal mode with another, and a Sports mode cover while I am monitoring my fantasy football teams on Sundays.</text:h>
      <text:h text:style-name="Heading_20_3" text:outline-level="3">Not sure what to think about the DietPi VM, it is still running after I had stopped and started it on Monday. I am running Home Assistant on this VM and that is hosting home bridge to enable me to control my Hue smart lights using Apple Home.</text:h>
      <text:h text:style-name="Heading_20_3" text:outline-level="3">I obviously don’t know enough about the Equinox, aka first day of fall, which I though would be today but apparently isn’t until Saturday. So, bonus summer days?</text:h>
      <text:h text:style-name="Heading_20_2" text:outline-level="2">September 18</text:h>
      <text:h text:style-name="Heading_20_3" text:outline-level="3">iPad OS 17 is available to download and install on the iPad Mini 6. I installed the upgrade without incident.</text:h>
      <text:h text:style-name="Heading_20_3" text:outline-level="3">The virtual machine based on DietPi was locked up on Proxmox this morning.</text:h>
      <text:h text:style-name="Heading_20_2" text:outline-level="2">September 12</text:h>
      <text:h text:style-name="Heading_20_3" text:outline-level="3"><text:a xlink:type="simple" xlink:href="https://experience-ai.org/" office:name=""><text:span text:style-name="Definition">Experience AI</text:span></text:a> is a new educational programme that offers cutting-edge KS3 (ages 11–14) resources on artificial intelligence and machine learning for teachers and their students. Developed in collaboration by the Raspberry Pi Foundation and Google DeepMind, the programme supports teachers in the exciting and fast-moving area of AI, and gets young people passionate about the subject.</text:h>
      <text:h text:style-name="Heading_20_3" text:outline-level="3">Apple held their annual iPhone event today. As I am not an iPhone user, there is not a ton here that of particular interest to me. The two applicable tidbits are that <text:a xlink:type="simple" xlink:href="https://www.theverge.com/2023/9/12/23863224/ios-17-release-date-apple-iphone-15-announcement" office:name=""><text:span text:style-name="Definition">iPad OS 17 will be released on September 18</text:span></text:a> (this coming Monday) and Mac OS Sonoma will be released on September 26.</text:h>
      <text:h text:style-name="Heading_20_2" text:outline-level="2">September 6</text:h>
      <text:h text:style-name="Heading_20_3" text:outline-level="3">I am seeing issues with Joplin sync not completing on Android. I will need to decided whether if I can’t get Joplin to sync properly on Android that means I need to find a different app.</text:h>
      <text:h text:style-name="Heading_20_3" text:outline-level="3">Happy 906 Day!</text:h>
      <text:h text:style-name="Heading_20_2" text:outline-level="2">September 5</text:h>
      <text:h text:style-name="Heading_20_3" text:outline-level="3">Over the weekend I observed that the battery in my Pixel 7a seemed to be draining much faster than it ought. I when in to the Apps, App battery usage, and reviewed the Unrestricted apps, reverting several to Optimized. Battery drain appears to have slowed.</text:h>
      <text:h text:style-name="Heading_20_3" text:outline-level="3">Read <text:a xlink:type="simple" xlink:href="https://www.virtualizationhowto.com/2023/09/dietpi-tiny-os-for-home-server-self-hosting/" office:name=""><text:span text:style-name="Definition">an article about using DietPi as a Linux distro for VMs on Proxmox</text:span></text:a>. Followed the instructions to make a template based on DietPi. Going to let this VM marinate to see whether or not it locks up.</text:h>
      <text:h text:style-name="Heading_20_3" text:outline-level="3">Dave is doing some interesting <text:a xlink:type="simple" xlink:href="https://github.com/scripting/wpIdentity/tree/main" office:name=""><text:span text:style-name="Definition">things with Wordpress</text:span></text:a>. Looks like he plans to use Wordpress as an identity provider and will probably add this to Drummer and Feedland. He also seems to have some pieces that might enable one to use Drummer to edit a Wordpress site.</text:h>
      <text:h text:style-name="Heading_20_3" text:outline-level="3">The Ubuntu 22.04 VM was locked up this morning, so it would appear that upgrading the kernel to a 6.x version is not the fix to whatever is the problem. The Xebian VM has now been running for 10 days, so however it is configured, it is working.</text:h>
      <text:h text:style-name="Heading_20_2" text:outline-level="2">September 2</text:h>
      <text:h text:style-name="Heading_20_3" text:outline-level="3">I’ve built an instance of <text:a xlink:type="simple" xlink:href="https://docs.ntfy.sh/" office:name=""><text:span text:style-name="Definition">the ntfy.sh notification application</text:span></text:a> in a container in my homelab. First I installed the app on the Pixel 7a but I think the app is causing a bad drain on the battery so I have uninstalled it and installed the app on my iPad Mini.</text:h>
      <text:h text:style-name="Heading_20_2" text:outline-level="2">September 1</text:h>
      <text:h text:style-name="Heading_20_3" text:outline-level="3">Somewhat trapped in the house right now. The parking lot right outside our garage has been fixed with some new asphalt.</text:h>
      <text:h text:style-name="Heading_20_3" text:outline-level="3">It’s the first day of September. Feels like the summer has gone by way too fast. Fortunately, the weather forecast has temps in the 80s for the upcoming week.</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2023-09</dc:title>
    <dc:description/>
    <dc:subject/>
    <meta:keyword/>
    <meta:initial-creator>Frank McPherson</meta:initial-creator>
    <dc:creator>Frank McPherson</dc:creator>
    <meta:creation-date>2024-03-12T19:39:33Z</meta:creation-date>
    <dc:date>2024-03-12T19:39:33Z</dc:date>
    <meta:user-defined meta:name="date" meta:value-type="string">Wed, 01 Nov 2023 20:21:26 GMT</meta:user-defined>
  </office:meta>
</office:document-meta>
</file>